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c:identifier</text:p>
          </table:table-cell>
          <table:table-cell office:value-type="string" calcext:value-type="string">
            <text:p>foaf:Group</text:p>
          </table:table-cell>
          <table:table-cell office:value-type="string" calcext:value-type="string">
            <text:p>dc:title</text:p>
          </table:table-cell>
          <table:table-cell office:value-type="string" calcext:value-type="string">
            <text:p>foaf:givenName</text:p>
          </table:table-cell>
          <table:table-cell office:value-type="string" calcext:value-type="string">
            <text:p>foaf:lastName</text:p>
          </table:table-cell>
          <table:table-cell office:value-type="string" calcext:value-type="string">
            <text:p>bio:birth</text:p>
          </table:table-cell>
          <table:table-cell table:number-columns-repeated="2" office:value-type="string" calcext:value-type="string">
            <text:p>foaf:age</text:p>
          </table:table-cell>
          <table:table-cell office:value-type="string" calcext:value-type="string">
            <text:p>dc:locatio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table:number-columns-repeated="2" office:value-type="string" calcext:value-type="string">
            <text:p>dc:relation</text:p>
          </table:table-cell>
          <table:table-cell office:value-type="string" calcext:value-type="string">
            <text:p>relationship:Employer</text:p>
          </table:table-cell>
          <table:table-cell office:value-type="string" calcext:value-type="string">
            <text:p>relationship:SpouseOf,ParentOf,ChildOf,SiblingOf</text:p>
          </table:table-cell>
          <table:table-cell office:value-type="string" calcext:value-type="string">
            <text:p>Relation ID</text:p>
          </table:table-cell>
          <table:table-cell office:value-type="string" calcext:value-type="string">
            <text:p>dc:description</text:p>
          </table:table-cell>
          <table:table-cell office:value-type="string" calcext:value-type="string">
            <text:p>foaf:gender</text:p>
          </table:table-cell>
          <table:table-cell office:value-type="string" calcext:value-type="string">
            <text:p>dc:descriptio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6</text:p>
          </table:table-cell>
          <table:table-cell table:number-columns-repeated="2" office:value-type="string" calcext:value-type="string">
            <text:p>Billy</text:p>
          </table:table-cell>
          <table:table-cell/>
          <table:table-cell office:value-type="string" calcext:value-type="string">
            <text:p>1798-00-0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White Marsh</text:p>
          </table:table-cell>
          <table:table-cell office:value-type="float" office:value="38.9830526" calcext:value-type="float">
            <text:p>38.9830526</text:p>
          </table:table-cell>
          <table:table-cell office:value-type="float" office:value="-76.7981457" calcext:value-type="float">
            <text:p>-76.7981457</text:p>
          </table:table-cell>
          <table:table-cell office:value-type="string" calcext:value-type="string">
            <text:p>http://slaveryarchive.georgetown.edu/items/show/14</text:p>
          </table:table-cell>
          <table:table-cell/>
          <table:table-cell office:value-type="string" calcext:value-type="string">
            <text:p>Henry Johnson</text:p>
          </table:table-cell>
          <table:table-cell office:value-type="string" calcext:value-type="string">
            <text:p>Son of Sally (#1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rried off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hip 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12</text:p>
          </table:table-cell>
          <table:table-cell table:number-columns-repeated="2" office:value-type="string" calcext:value-type="string">
            <text:p>Joseph</text:p>
          </table:table-cell>
          <table:table-cell/>
          <table:table-cell office:value-type="string" calcext:value-type="string">
            <text:p>1798-00-0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White Marsh</text:p>
          </table:table-cell>
          <table:table-cell office:value-type="float" office:value="38.9830526" calcext:value-type="float">
            <text:p>38.9830526</text:p>
          </table:table-cell>
          <table:table-cell office:value-type="float" office:value="-76.7981457" calcext:value-type="float">
            <text:p>-76.7981457</text:p>
          </table:table-cell>
          <table:table-cell office:value-type="string" calcext:value-type="string">
            <text:p>http://slaveryarchive.georgetown.edu/items/show/14</text:p>
          </table:table-cell>
          <table:table-cell/>
          <table:table-cell office:value-type="string" calcext:value-type="string">
            <text:p>Henry Johnson</text:p>
          </table:table-cell>
          <table:table-cell office:value-type="string" calcext:value-type="string">
            <text:p>Son of (xNelly)</text:p>
          </table:table-cell>
          <table:table-cell office:value-type="string" calcext:value-type="string">
            <text:p>47 (?)</text:p>
          </table:table-cell>
          <table:table-cell office:value-type="string" calcext:value-type="string">
            <text:p>married off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hip 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1, H31</text:p>
          </table:table-cell>
          <table:table-cell table:number-columns-repeated="2" office:value-type="string" calcext:value-type="string">
            <text:p>Kitty</text:p>
          </table:table-cell>
          <table:table-cell/>
          <table:table-cell office:value-type="string" calcext:value-type="string">
            <text:p>1816-00-0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White Marsh</text:p>
          </table:table-cell>
          <table:table-cell office:value-type="float" office:value="38.9830526" calcext:value-type="float">
            <text:p>38.9830526</text:p>
          </table:table-cell>
          <table:table-cell office:value-type="float" office:value="-76.7981457" calcext:value-type="float">
            <text:p>-76.7981457</text:p>
          </table:table-cell>
          <table:table-cell office:value-type="string" calcext:value-type="string">
            <text:p>http://slaveryarchive.georgetown.edu/items/show/14</text:p>
          </table:table-cell>
          <table:table-cell/>
          <table:table-cell office:value-type="string" calcext:value-type="string">
            <text:p>Henry Johnson</text:p>
          </table:table-cell>
          <table:table-cell office:value-type="string" calcext:value-type="string">
            <text:p>Mother of Mary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rried freem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hip 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13</text:p>
          </table:table-cell>
          <table:table-cell table:number-columns-repeated="2" office:value-type="string" calcext:value-type="string">
            <text:p>Sally</text:p>
          </table:table-cell>
          <table:table-cell/>
          <table:table-cell office:value-type="string" calcext:value-type="string">
            <text:p>1788-00-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White Marsh</text:p>
          </table:table-cell>
          <table:table-cell office:value-type="float" office:value="38.9830526" calcext:value-type="float">
            <text:p>38.9830526</text:p>
          </table:table-cell>
          <table:table-cell office:value-type="float" office:value="-76.7981457" calcext:value-type="float">
            <text:p>-76.7981457</text:p>
          </table:table-cell>
          <table:table-cell office:value-type="string" calcext:value-type="string">
            <text:p>http://slaveryarchive.georgetown.edu/items/show/14</text:p>
          </table:table-cell>
          <table:table-cell/>
          <table:table-cell office:value-type="string" calcext:value-type="string">
            <text:p>Henry Johnson</text:p>
          </table:table-cell>
          <table:table-cell table:number-columns-repeated="2"/>
          <table:table-cell office:value-type="string" calcext:value-type="string">
            <text:p>married off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hip 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Harriet</text:p>
          </table:table-cell>
          <table:table-cell office:value-type="string" calcext:value-type="string">
            <text:p>xHarriet</text:p>
          </table:table-cell>
          <table:table-cell/>
          <table:table-cell office:value-type="string" calcext:value-type="string">
            <text:p>1795-00-0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White Marsh</text:p>
          </table:table-cell>
          <table:table-cell office:value-type="float" office:value="38.9830526" calcext:value-type="float">
            <text:p>38.9830526</text:p>
          </table:table-cell>
          <table:table-cell office:value-type="float" office:value="-76.7981457" calcext:value-type="float">
            <text:p>-76.7981457</text:p>
          </table:table-cell>
          <table:table-cell table:number-columns-repeated="5"/>
          <table:table-cell office:value-type="string" calcext:value-type="string">
            <text:p>married to freem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hip 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18</text:p>
          </table:table-cell>
          <table:table-cell table:number-columns-repeated="2" office:value-type="string" calcext:value-type="string">
            <text:p>Minty</text:p>
          </table:table-cell>
          <table:table-cell/>
          <table:table-cell office:value-type="string" calcext:value-type="string">
            <text:p>1812-00-0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White Marsh</text:p>
          </table:table-cell>
          <table:table-cell office:value-type="float" office:value="38.9830526" calcext:value-type="float">
            <text:p>38.9830526</text:p>
          </table:table-cell>
          <table:table-cell office:value-type="float" office:value="-76.7981457" calcext:value-type="float">
            <text:p>-76.7981457</text:p>
          </table:table-cell>
          <table:table-cell office:value-type="string" calcext:value-type="string">
            <text:p>http://slaveryarchive.georgetown.edu/items/show/14</text:p>
          </table:table-cell>
          <table:table-cell/>
          <table:table-cell office:value-type="string" calcext:value-type="string">
            <text:p>Henry Johnson</text:p>
          </table:table-cell>
          <table:table-cell table:number-columns-repeated="2"/>
          <table:table-cell office:value-type="string" calcext:value-type="string">
            <text:p>married to freem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hip 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number-columns-repeated="2" office:value-type="string" calcext:value-type="string">
            <text:p>Garvis</text:p>
          </table:table-cell>
          <table:table-cell/>
          <table:table-cell office:value-type="string" calcext:value-type="string">
            <text:p>1778-00-0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ite Marsh</text:p>
          </table:table-cell>
          <table:table-cell office:value-type="float" office:value="38.9830526" calcext:value-type="float">
            <text:p>38.9830526</text:p>
          </table:table-cell>
          <table:table-cell office:value-type="float" office:value="-76.7981457" calcext:value-type="float">
            <text:p>-76.7981457</text:p>
          </table:table-cell>
          <table:table-cell office:value-type="string" calcext:value-type="string">
            <text:p>http://slaveryarchive.georgetown.edu/items/show/14</text:p>
          </table:table-cell>
          <table:table-cell/>
          <table:table-cell office:value-type="string" calcext:value-type="string">
            <text:p>Henry Johnson</text:p>
          </table:table-cell>
          <table:table-cell table:number-columns-repeated="2"/>
          <table:table-cell office:value-type="string" calcext:value-type="string">
            <text:p>married off (Charles or Jarvis in bill of sale)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hip 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number-columns-repeated="2" office:value-type="string" calcext:value-type="string">
            <text:p>James</text:p>
          </table:table-cell>
          <table:table-cell/>
          <table:table-cell office:value-type="string" calcext:value-type="string">
            <text:p>1788-00-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White Marsh</text:p>
          </table:table-cell>
          <table:table-cell office:value-type="float" office:value="38.9830526" calcext:value-type="float">
            <text:p>38.9830526</text:p>
          </table:table-cell>
          <table:table-cell office:value-type="float" office:value="-76.7981457" calcext:value-type="float">
            <text:p>-76.7981457</text:p>
          </table:table-cell>
          <table:table-cell office:value-type="string" calcext:value-type="string">
            <text:p>http://slaveryarchive.georgetown.edu/items/show/14</text:p>
          </table:table-cell>
          <table:table-cell/>
          <table:table-cell office:value-type="string" calcext:value-type="string">
            <text:p>Henry Johnson</text:p>
          </table:table-cell>
          <table:table-cell table:number-columns-repeated="2"/>
          <table:table-cell office:value-type="string" calcext:value-type="string">
            <text:p>married to freewo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hip 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19</text:p>
          </table:table-cell>
          <table:table-cell table:number-columns-repeated="2" office:value-type="string" calcext:value-type="string">
            <text:p>Eliza</text:p>
          </table:table-cell>
          <table:table-cell/>
          <table:table-cell office:value-type="string" calcext:value-type="string">
            <text:p>1812-00-0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White Marsh</text:p>
          </table:table-cell>
          <table:table-cell office:value-type="float" office:value="38.9830526" calcext:value-type="float">
            <text:p>38.9830526</text:p>
          </table:table-cell>
          <table:table-cell office:value-type="float" office:value="-76.7981457" calcext:value-type="float">
            <text:p>-76.7981457</text:p>
          </table:table-cell>
          <table:table-cell office:value-type="string" calcext:value-type="string">
            <text:p>http://slaveryarchive.georgetown.edu/items/show/14</text:p>
          </table:table-cell>
          <table:table-cell/>
          <table:table-cell office:value-type="string" calcext:value-type="string">
            <text:p>Henry Johnson</text:p>
          </table:table-cell>
          <table:table-cell table:number-columns-repeated="2"/>
          <table:table-cell office:value-type="string" calcext:value-type="string">
            <text:p>married to freem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hip 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number-columns-repeated="2" office:value-type="string" calcext:value-type="string">
            <text:p>Maria</text:p>
          </table:table-cell>
          <table:table-cell/>
          <table:table-cell office:value-type="string" calcext:value-type="string">
            <text:p>1812-00-0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White Marsh</text:p>
          </table:table-cell>
          <table:table-cell office:value-type="float" office:value="38.9830526" calcext:value-type="float">
            <text:p>38.9830526</text:p>
          </table:table-cell>
          <table:table-cell office:value-type="float" office:value="-76.7981457" calcext:value-type="float">
            <text:p>-76.7981457</text:p>
          </table:table-cell>
          <table:table-cell office:value-type="string" calcext:value-type="string">
            <text:p>http://slaveryarchive.georgetown.edu/items/show/14</text:p>
          </table:table-cell>
          <table:table-cell/>
          <table:table-cell office:value-type="string" calcext:value-type="string">
            <text:p>Henry Johnson</text:p>
          </table:table-cell>
          <table:table-cell table:number-columns-repeated="2"/>
          <table:table-cell office:value-type="string" calcext:value-type="string">
            <text:p>married off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hip 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Regis Gough</text:p>
          </table:table-cell>
          <table:table-cell office:value-type="string" calcext:value-type="string">
            <text:p>Regis</text:p>
          </table:table-cell>
          <table:table-cell office:value-type="string" calcext:value-type="string">
            <text:p>Gough</text:p>
          </table:table-cell>
          <table:table-cell office:value-type="string" calcext:value-type="string">
            <text:p>1810-00-0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St. Inigoes</text:p>
          </table:table-cell>
          <table:table-cell office:value-type="float" office:value="38.150421" calcext:value-type="float">
            <text:p>38.150421</text:p>
          </table:table-cell>
          <table:table-cell office:value-type="float" office:value="-76.423851" calcext:value-type="float">
            <text:p>-76.423851</text:p>
          </table:table-cell>
          <table:table-cell office:value-type="string" calcext:value-type="string">
            <text:p>http://slaveryarchive.georgetown.edu/items/show/14</text:p>
          </table:table-cell>
          <table:table-cell/>
          <table:table-cell office:value-type="string" calcext:value-type="string">
            <text:p>Henry Johnson</text:p>
          </table:table-cell>
          <table:table-cell table:number-columns-repeated="2"/>
          <table:table-cell office:value-type="string" calcext:value-type="string">
            <text:p>Gough, married off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hip 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table:number-columns-repeated="2" office:value-type="string" calcext:value-type="string">
            <text:p>Joseph</text:p>
          </table:table-cell>
          <table:table-cell/>
          <table:table-cell office:value-type="string" calcext:value-type="string">
            <text:p>1816-00-0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St. Inigoes</text:p>
          </table:table-cell>
          <table:table-cell office:value-type="float" office:value="38.150421" calcext:value-type="float">
            <text:p>38.150421</text:p>
          </table:table-cell>
          <table:table-cell office:value-type="float" office:value="-76.423851" calcext:value-type="float">
            <text:p>-76.423851</text:p>
          </table:table-cell>
          <table:table-cell office:value-type="string" calcext:value-type="string">
            <text:p>http://slaveryarchive.georgetown.edu/items/show/14</text:p>
          </table:table-cell>
          <table:table-cell/>
          <table:table-cell office:value-type="string" calcext:value-type="string">
            <text:p>Henry Johnson</text:p>
          </table:table-cell>
          <table:table-cell table:number-columns-repeated="2"/>
          <table:table-cell office:value-type="string" calcext:value-type="string">
            <text:p>married off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hip 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table:number-columns-repeated="2" office:value-type="string" calcext:value-type="string">
            <text:p>Harry</text:p>
          </table:table-cell>
          <table:table-cell/>
          <table:table-cell office:value-type="string" calcext:value-type="string">
            <text:p>1798-00-0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t. Inigoes</text:p>
          </table:table-cell>
          <table:table-cell office:value-type="float" office:value="38.150421" calcext:value-type="float">
            <text:p>38.150421</text:p>
          </table:table-cell>
          <table:table-cell office:value-type="float" office:value="-76.423851" calcext:value-type="float">
            <text:p>-76.423851</text:p>
          </table:table-cell>
          <table:table-cell office:value-type="string" calcext:value-type="string">
            <text:p>http://slaveryarchive.georgetown.edu/items/show/14</text:p>
          </table:table-cell>
          <table:table-cell/>
          <table:table-cell office:value-type="string" calcext:value-type="string">
            <text:p>Henry Johnson</text:p>
          </table:table-cell>
          <table:table-cell table:number-columns-repeated="2"/>
          <table:table-cell office:value-type="string" calcext:value-type="string">
            <text:p>married off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hip 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table:number-columns-repeated="2" office:value-type="string" calcext:value-type="string">
            <text:p>Gabe</text:p>
          </table:table-cell>
          <table:table-cell/>
          <table:table-cell office:value-type="string" calcext:value-type="string">
            <text:p>1810-00-0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St. Inigoes</text:p>
          </table:table-cell>
          <table:table-cell office:value-type="float" office:value="38.150421" calcext:value-type="float">
            <text:p>38.150421</text:p>
          </table:table-cell>
          <table:table-cell office:value-type="float" office:value="-76.423851" calcext:value-type="float">
            <text:p>-76.423851</text:p>
          </table:table-cell>
          <table:table-cell office:value-type="string" calcext:value-type="string">
            <text:p>http://slaveryarchive.georgetown.edu/items/show/14</text:p>
          </table:table-cell>
          <table:table-cell/>
          <table:table-cell office:value-type="string" calcext:value-type="string">
            <text:p>Henry Johnson</text:p>
          </table:table-cell>
          <table:table-cell table:number-columns-repeated="2"/>
          <table:table-cell office:value-type="string" calcext:value-type="string">
            <text:p>blacksmith, married off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hip 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table:number-columns-repeated="2" office:value-type="string" calcext:value-type="string">
            <text:p>Regis</text:p>
          </table:table-cell>
          <table:table-cell/>
          <table:table-cell office:value-type="string" calcext:value-type="string">
            <text:p>1810-00-0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St. Inigoes</text:p>
          </table:table-cell>
          <table:table-cell office:value-type="float" office:value="38.150421" calcext:value-type="float">
            <text:p>38.150421</text:p>
          </table:table-cell>
          <table:table-cell office:value-type="float" office:value="-76.423851" calcext:value-type="float">
            <text:p>-76.423851</text:p>
          </table:table-cell>
          <table:table-cell office:value-type="string" calcext:value-type="string">
            <text:p>http://slaveryarchive.georgetown.edu/items/show/14</text:p>
          </table:table-cell>
          <table:table-cell/>
          <table:table-cell office:value-type="string" calcext:value-type="string">
            <text:p>Henry Johnson</text:p>
          </table:table-cell>
          <table:table-cell table:number-columns-repeated="2"/>
          <table:table-cell office:value-type="string" calcext:value-type="string">
            <text:p>married off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hip 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table:number-columns-repeated="2" office:value-type="string" calcext:value-type="string">
            <text:p>Peter</text:p>
          </table:table-cell>
          <table:table-cell/>
          <table:table-cell office:value-type="string" calcext:value-type="string">
            <text:p>1801-00-0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St. Inigoes</text:p>
          </table:table-cell>
          <table:table-cell office:value-type="float" office:value="38.150421" calcext:value-type="float">
            <text:p>38.150421</text:p>
          </table:table-cell>
          <table:table-cell office:value-type="float" office:value="-76.423851" calcext:value-type="float">
            <text:p>-76.423851</text:p>
          </table:table-cell>
          <table:table-cell office:value-type="string" calcext:value-type="string">
            <text:p>http://slaveryarchive.georgetown.edu/items/show/14</text:p>
          </table:table-cell>
          <table:table-cell/>
          <table:table-cell office:value-type="string" calcext:value-type="string">
            <text:p>Henry Johnson</text:p>
          </table:table-cell>
          <table:table-cell table:number-columns-repeated="2"/>
          <table:table-cell office:value-type="string" calcext:value-type="string">
            <text:p>married off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hip 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  <table:table-cell table:number-columns-repeated="2" office:value-type="string" calcext:value-type="string">
            <text:p>Michael</text:p>
          </table:table-cell>
          <table:table-cell/>
          <table:table-cell office:value-type="string" calcext:value-type="string">
            <text:p>1805-00-0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t. Inigoes</text:p>
          </table:table-cell>
          <table:table-cell office:value-type="float" office:value="38.150421" calcext:value-type="float">
            <text:p>38.150421</text:p>
          </table:table-cell>
          <table:table-cell office:value-type="float" office:value="-76.423851" calcext:value-type="float">
            <text:p>-76.423851</text:p>
          </table:table-cell>
          <table:table-cell office:value-type="string" calcext:value-type="string">
            <text:p>http://slaveryarchive.georgetown.edu/items/show/14</text:p>
          </table:table-cell>
          <table:table-cell/>
          <table:table-cell office:value-type="string" calcext:value-type="string">
            <text:p>Henry Johnson</text:p>
          </table:table-cell>
          <table:table-cell table:number-columns-repeated="2"/>
          <table:table-cell office:value-type="string" calcext:value-type="string">
            <text:p>married off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hip 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Alexius</text:p>
          </table:table-cell>
          <table:table-cell office:value-type="string" calcext:value-type="string">
            <text:p>.Alexius</text:p>
          </table:table-cell>
          <table:table-cell/>
          <table:table-cell office:value-type="string" calcext:value-type="string">
            <text:p>1802-00-0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t. Inigoes</text:p>
          </table:table-cell>
          <table:table-cell office:value-type="float" office:value="38.150421" calcext:value-type="float">
            <text:p>38.150421</text:p>
          </table:table-cell>
          <table:table-cell office:value-type="float" office:value="-76.423851" calcext:value-type="float">
            <text:p>-76.423851</text:p>
          </table:table-cell>
          <table:table-cell office:value-type="string" calcext:value-type="string">
            <text:p>http://slaveryarchive.georgetown.edu/items/show/14</text:p>
          </table:table-cell>
          <table:table-cell/>
          <table:table-cell office:value-type="string" calcext:value-type="string">
            <text:p>Henry Johnson</text:p>
          </table:table-cell>
          <table:table-cell table:number-columns-repeated="2"/>
          <table:table-cell office:value-type="string" calcext:value-type="string">
            <text:p>married off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hip 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H30</text:p>
          </table:table-cell>
          <table:table-cell table:number-columns-repeated="2" office:value-type="string" calcext:value-type="string">
            <text:p>Ginny</text:p>
          </table:table-cell>
          <table:table-cell/>
          <table:table-cell office:value-type="string" calcext:value-type="string">
            <text:p>1819-00-0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t. Inigoes</text:p>
          </table:table-cell>
          <table:table-cell office:value-type="float" office:value="38.150421" calcext:value-type="float">
            <text:p>38.150421</text:p>
          </table:table-cell>
          <table:table-cell office:value-type="float" office:value="-76.423851" calcext:value-type="float">
            <text:p>-76.423851</text:p>
          </table:table-cell>
          <table:table-cell office:value-type="string" calcext:value-type="string">
            <text:p>http://slaveryarchive.georgetown.edu/items/show/14</text:p>
          </table:table-cell>
          <table:table-cell/>
          <table:table-cell office:value-type="string" calcext:value-type="string">
            <text:p>Henry Johnson</text:p>
          </table:table-cell>
          <table:table-cell table:number-columns-repeated="2"/>
          <table:table-cell office:value-type="string" calcext:value-type="string">
            <text:p>married off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hip 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table:number-columns-repeated="2" office:value-type="string" calcext:value-type="string">
            <text:p>Zeke</text:p>
          </table:table-cell>
          <table:table-cell/>
          <table:table-cell office:value-type="string" calcext:value-type="string">
            <text:p>1806-00-0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. Inigoes</text:p>
          </table:table-cell>
          <table:table-cell office:value-type="float" office:value="38.150421" calcext:value-type="float">
            <text:p>38.150421</text:p>
          </table:table-cell>
          <table:table-cell office:value-type="float" office:value="-76.423851" calcext:value-type="float">
            <text:p>-76.423851</text:p>
          </table:table-cell>
          <table:table-cell office:value-type="string" calcext:value-type="string">
            <text:p>http://slaveryarchive.georgetown.edu/items/show/14</text:p>
          </table:table-cell>
          <table:table-cell/>
          <table:table-cell office:value-type="string" calcext:value-type="string">
            <text:p>Henry Johnson</text:p>
          </table:table-cell>
          <table:table-cell table:number-columns-repeated="2"/>
          <table:table-cell office:value-type="string" calcext:value-type="string">
            <text:p>married off, <text:s/>Leke in the transcription of bill of sale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F32</text:p>
          </table:table-cell>
          <table:table-cell table:number-columns-repeated="2" office:value-type="string" calcext:value-type="string">
            <text:p>Henny [strike through]</text:p>
          </table:table-cell>
          <table:table-cell/>
          <table:table-cell office:value-type="string" calcext:value-type="string">
            <text:p>1778-00-0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t. Inigoes</text:p>
          </table:table-cell>
          <table:table-cell office:value-type="float" office:value="38.150421" calcext:value-type="float">
            <text:p>38.150421</text:p>
          </table:table-cell>
          <table:table-cell office:value-type="float" office:value="-76.423851" calcext:value-type="float">
            <text:p>-76.423851</text:p>
          </table:table-cell>
          <table:table-cell table:number-columns-repeated="3"/>
          <table:table-cell office:value-type="string" calcext:value-type="string">
            <text:p>Wife of Nathan</text:p>
          </table:table-cell>
          <table:table-cell/>
          <table:table-cell office:value-type="string" calcext:value-type="string">
            <text:p>married off</text:p>
          </table:table-cell>
          <table:table-cell office:value-type="string" calcext:value-type="string">
            <text:p>female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T2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08:52:08.369515000</meta:creation-date>
    <dc:date>2016-09-21T08:58:37.759366000</dc:date>
    <meta:editing-duration>PT6M29S</meta:editing-duration>
    <meta:editing-cycles>3</meta:editing-cycles>
    <meta:generator>LibreOffice/5.2.1.2$MacOSX_X86_64 LibreOffice_project/31dd62db80d4e60af04904455ec9c9219178d620</meta:generator>
    <meta:document-statistic meta:table-count="1" meta:cell-count="303" meta:object-count="0"/>
  </office:meta>
</office:document-meta>
</file>